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style:font-name="Liberation Mono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paragraph-rsid="0014931a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5f5f5" fo:padding="0.0937in" fo:border="0.06pt solid #c7cdd1"/>
      <style:text-properties style:font-name="Liberation Mono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14931a"/>
    </style:style>
    <style:style style:name="T3" style:family="text">
      <style:text-properties officeooo:rsid="0015d738"/>
    </style:style>
    <style:style style:name="T4" style:family="text">
      <style:text-properties fo:font-variant="normal" fo:text-transform="none" fo:color="#2d3b45" fo:letter-spacing="normal"/>
    </style:style>
    <style:style style:name="T5" style:family="text">
      <style:text-properties fo:font-variant="normal" fo:text-transform="none" fo:color="#2d3b45" fo:letter-spacing="normal" fo:font-style="normal" fo:font-weight="normal"/>
    </style:style>
    <style:style style:name="T6" style:family="text">
      <style:text-properties officeooo:rsid="0018cd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remy Holloway</text:p>
      <text:p text:style-name="P5">CPSC-3220-001</text:p>
      <text:p text:style-name="P5">6/6/2019</text:p>
      <text:p text:style-name="P5"/>
      <text:p text:style-name="P6">Pre-class Assignment #14</text:p>
      <text:p text:style-name="P7"/>
      <text:p text:style-name="P4">1. Define the following terms:</text:p>
      <text:p text:style-name="P4"><text:tab/>- TLB: <text:span text:style-name="T2">A small hardware table containing the results of recent <text:tab/>address translations.</text:span><text:line-break/><text:tab/>- superpage: <text:span text:style-name="T2">A set of contiguous pages in physical memory that <text:tab/>map a continuous region of virtual memory, where the pages are <text:tab/>aligned so that they share the same high-order(superpage) <text:tab/>address.</text:span><text:line-break/><text:tab/>- tagged TLB: <text:span text:style-name="T2">A translation lookaside buffer whose entries <text:tab/>contain a process ID; only entries for the currently running <text:tab/>process are used during translation. This allows TLB entries for <text:tab/>a process to remain in the TLB when the process is switched out.</text:span><text:line-break/><text:tab/>- TLB shootdown: <text:span text:style-name="T2">A request to another processor to remove a <text:tab/>newly invalid TLB entry.</text:span></text:p>
      <text:p text:style-name="P4"/>
      <text:p text:style-name="P4">2. Name a reason why you would need to do a TLB flush.</text:p>
      <text:p text:style-name="P4"><text:tab/><text:span text:style-name="T2">To perform a context switch, the flush will change the hardware page table register to point to the new process’s page table by discarding the contents of the previous TLB.</text:span></text:p>
      <text:p text:style-name="P4"/>
      <text:p text:style-name="P4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4"/>
      <text:p text:style-name="P8"><text:span text:style-name="T4"><text:s text:c="8"/></text:span><text:span text:style-name="T5">double a[1024][1024];</text:span></text:p>
      <text:p text:style-name="P2"><text:s text:c="8"/><text:span text:style-name="T1">// approach 1 - ij loop ordering</text:span></text:p>
      <text:p text:style-name="P2"><text:s text:c="8"/><text:span text:style-name="T1">for( i = 0; i &lt; 1024; i++ ){</text:span></text:p>
      <text:p text:style-name="P2"><text:s text:c="16"/><text:span text:style-name="T1">for( j = 0; j &lt; 1024; j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2"><text:s text:c="8"/><text:span text:style-name="T1">// approach 2 - ji loop ordering</text:span></text:p>
      <text:p text:style-name="P2"><text:s text:c="8"/><text:span text:style-name="T1">for( j = 0; j &lt; 1024; j++ ){</text:span></text:p>
      <text:p text:style-name="P2"><text:s text:c="16"/><text:span text:style-name="T1">for( i = 0; i &lt; 1024; i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3"><text:span text:style-name="T4"><text:s text:c="8"/></text:span><text:span text:style-name="T5">}</text:span></text:p>
      <text:p text:style-name="P4"><text:soft-page-break/><text:tab/><text:span text:style-name="T6">Approach 1 is 2048 misses. <text:s/>It has row major ordered sequence and each row makes up 8KiB. <text:s/>The size of a double is 8B. <text:s/>The TLB entries map 4KiB pages. <text:s/>If my access is I,J row oriented access 2048 TLB misses.</text:span></text:p>
      <text:p text:style-name="P4"><text:tab/><text:span text:style-name="T6">Approach 2 is 1,048,576 misses. <text:s/>The distance between column entires is 8KiB so the the stride is significantly longer between each access. <text:s/>This would result in every access being a miss. <text:s/>If my access is J,I column oriented access </text:span></text:p>
      <text:p text:style-name="P4"/>
      <text:p text:style-name="P4">4. Explain the purpose of the attack described in section 8.4.2 of jumping into the middle of an x86 instruction. Would checking a table of valid branch targets as part of simulating an indirect branch prevent this?</text:p>
      <text:p text:style-name="P4"><text:tab/><text:span text:style-name="T3">The attacker might be trying to access protected information or skip permissions checks for load and stores. <text:s/>As long as we can protect the table from being modified the author suggests using a table with only valid entry points into the c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7T14:36:00.438770419</dc:date>
    <meta:editing-duration>PT38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453" meta:character-count="2675" meta:non-whitespace-character-count="2055"/>
  </office:meta>
</office:document-meta>
</file>